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df25" officeooo:paragraph-rsid="000bdf25"/>
    </style:style>
    <style:style style:name="P2" style:family="paragraph" style:parent-style-name="Table_20_Contents">
      <style:text-properties officeooo:rsid="000dc922" officeooo:paragraph-rsid="000dc922"/>
    </style:style>
    <style:style style:name="P3" style:family="paragraph" style:parent-style-name="Standard">
      <style:text-properties officeooo:rsid="000bdf25" officeooo:paragraph-rsid="000bdf25"/>
    </style:style>
    <style:style style:name="P4" style:family="paragraph" style:parent-style-name="Standard">
      <style:text-properties officeooo:rsid="00111935" officeooo:paragraph-rsid="00111935"/>
    </style:style>
    <style:style style:name="P5" style:family="paragraph" style:parent-style-name="Standard">
      <style:text-properties officeooo:rsid="00111935" officeooo:paragraph-rsid="0012996b"/>
    </style:style>
    <style:style style:name="P6" style:family="paragraph" style:parent-style-name="Standard">
      <style:text-properties officeooo:rsid="00111935" officeooo:paragraph-rsid="0012e1c4"/>
    </style:style>
    <style:style style:name="P7" style:family="paragraph" style:parent-style-name="Standard">
      <style:text-properties officeooo:rsid="0012e1c4" officeooo:paragraph-rsid="0012e1c4"/>
    </style:style>
    <style:style style:name="P8" style:family="paragraph" style:parent-style-name="Standard">
      <style:text-properties officeooo:rsid="0012e1c4" officeooo:paragraph-rsid="00144a97"/>
    </style:style>
    <style:style style:name="P9" style:family="paragraph" style:parent-style-name="Standard">
      <style:text-properties officeooo:rsid="00144a97" officeooo:paragraph-rsid="00144a97"/>
    </style:style>
    <style:style style:name="P10" style:family="paragraph" style:parent-style-name="Standard">
      <style:text-properties officeooo:rsid="0014b4a6" officeooo:paragraph-rsid="0014b4a6"/>
    </style:style>
    <style:style style:name="P11" style:family="paragraph" style:parent-style-name="Standard">
      <style:text-properties officeooo:rsid="00165551" officeooo:paragraph-rsid="00165551"/>
    </style:style>
    <style:style style:name="P12" style:family="paragraph" style:parent-style-name="Standard">
      <style:text-properties officeooo:rsid="00182b20" officeooo:paragraph-rsid="00182b20"/>
    </style:style>
    <style:style style:name="P13" style:family="paragraph" style:parent-style-name="Standard">
      <style:text-properties officeooo:rsid="001a012e" officeooo:paragraph-rsid="001a012e"/>
    </style:style>
    <style:style style:name="P14" style:family="paragraph" style:parent-style-name="Standard">
      <style:text-properties officeooo:rsid="0012996b" officeooo:paragraph-rsid="0012996b"/>
    </style:style>
    <style:style style:name="P15" style:family="paragraph" style:parent-style-name="Table_20_Contents">
      <style:text-properties officeooo:rsid="001e1d04" officeooo:paragraph-rsid="001e1d04"/>
    </style:style>
    <style:style style:name="T1" style:family="text">
      <style:text-properties officeooo:rsid="000bdf25"/>
    </style:style>
    <style:style style:name="T2" style:family="text">
      <style:text-properties officeooo:rsid="000dc922"/>
    </style:style>
    <style:style style:name="T3" style:family="text">
      <style:text-properties officeooo:rsid="0012e1c4"/>
    </style:style>
    <style:style style:name="T4" style:family="text">
      <style:text-properties officeooo:rsid="00144a97"/>
    </style:style>
    <style:style style:name="T5" style:family="text">
      <style:text-properties officeooo:rsid="0014b4a6"/>
    </style:style>
    <style:style style:name="T6" style:family="text">
      <style:text-properties officeooo:rsid="00165551"/>
    </style:style>
    <style:style style:name="T7" style:family="text">
      <style:text-properties officeooo:rsid="00182b20"/>
    </style:style>
    <style:style style:name="T8" style:family="text">
      <style:text-properties officeooo:rsid="001cabe5"/>
    </style:style>
    <style:style style:name="T9" style:family="text">
      <style:text-properties officeooo:rsid="001e44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e exercise 1_1</text:p>
      <text:p text:style-name="P3"/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1">Uitkomst</text:p>
          </table:table-cell>
          <table:table-cell table:style-name="Tabel1.C1" office:value-type="string">
            <text:p text:style-name="P1">type</text:p>
          </table:table-cell>
        </table:table-row>
        <table:table-row>
          <table:table-cell table:style-name="Tabel1.A2" office:value-type="string">
            <text:p text:style-name="P1">5</text:p>
          </table:table-cell>
          <table:table-cell table:style-name="Tabel1.A2" office:value-type="string">
            <text:p text:style-name="P1">5</text:p>
          </table:table-cell>
          <table:table-cell table:style-name="Tabel1.C2" office:value-type="string">
            <text:p text:style-name="P1">Int</text:p>
          </table:table-cell>
        </table:table-row>
        <table:table-row>
          <table:table-cell table:style-name="Tabel1.A2" office:value-type="string">
            <text:p text:style-name="P1">5,0</text:p>
          </table:table-cell>
          <table:table-cell table:style-name="Tabel1.A2" office:value-type="string">
            <text:p text:style-name="P1">5,0</text:p>
          </table:table-cell>
          <table:table-cell table:style-name="Tabel1.C2" office:value-type="string">
            <text:p text:style-name="P1">Float</text:p>
          </table:table-cell>
        </table:table-row>
        <table:table-row>
          <table:table-cell table:style-name="Tabel1.A2" office:value-type="string">
            <text:p text:style-name="P1">5 % 2</text:p>
          </table:table-cell>
          <table:table-cell table:style-name="Tabel1.A2" office:value-type="string">
            <text:p text:style-name="P2">1</text:p>
          </table:table-cell>
          <table:table-cell table:style-name="Tabel1.C2" office:value-type="string">
            <text:p text:style-name="P2">Int</text:p>
          </table:table-cell>
        </table:table-row>
        <table:table-row>
          <table:table-cell table:style-name="Tabel1.A2" office:value-type="string">
            <text:p text:style-name="P1">5 &gt; 1</text:p>
          </table:table-cell>
          <table:table-cell table:style-name="Tabel1.A2" office:value-type="string">
            <text:p text:style-name="P2">True</text:p>
          </table:table-cell>
          <table:table-cell table:style-name="Tabel1.C2" office:value-type="string">
            <text:p text:style-name="P2">Boolean</text:p>
          </table:table-cell>
        </table:table-row>
        <table:table-row>
          <table:table-cell table:style-name="Tabel1.A2" office:value-type="string">
            <text:p text:style-name="Table_20_Contents">‘<text:span text:style-name="T1">5’</text:span></text:p>
          </table:table-cell>
          <table:table-cell table:style-name="Tabel1.A2" office:value-type="string">
            <text:p text:style-name="Table_20_Contents">‘<text:span text:style-name="T2">5 ‘</text:span></text:p>
          </table:table-cell>
          <table:table-cell table:style-name="Tabel1.C2" office:value-type="string">
            <text:p text:style-name="P2">String</text:p>
          </table:table-cell>
        </table:table-row>
        <table:table-row>
          <table:table-cell table:style-name="Tabel1.A2" office:value-type="string">
            <text:p text:style-name="P1">5 * 2</text:p>
          </table:table-cell>
          <table:table-cell table:style-name="Tabel1.A2" office:value-type="string">
            <text:p text:style-name="Table_20_Contents">10</text:p>
          </table:table-cell>
          <table:table-cell table:style-name="Tabel1.C2" office:value-type="string">
            <text:p text:style-name="Table_20_Contents">Int</text:p>
          </table:table-cell>
        </table:table-row>
        <table:table-row>
          <table:table-cell table:style-name="Tabel1.A2" office:value-type="string">
            <text:p text:style-name="P1">‘5’ * 2</text:p>
          </table:table-cell>
          <table:table-cell table:style-name="Tabel1.A2" office:value-type="string">
            <text:p text:style-name="Table_20_Contents">‘55’</text:p>
          </table:table-cell>
          <table:table-cell table:style-name="Tabel1.C2" office:value-type="string">
            <text:p text:style-name="Table_20_Contents">String[</text:p>
          </table:table-cell>
        </table:table-row>
        <table:table-row>
          <table:table-cell table:style-name="Tabel1.A2" office:value-type="string">
            <text:p text:style-name="P1">‘5’ + ‘2’</text:p>
          </table:table-cell>
          <table:table-cell table:style-name="Tabel1.A2" office:value-type="string">
            <text:p text:style-name="Table_20_Contents">‘52’</text:p>
          </table:table-cell>
          <table:table-cell table:style-name="Tabel1.C2" office:value-type="string">
            <text:p text:style-name="Table_20_Contents">String</text:p>
          </table:table-cell>
        </table:table-row>
        <table:table-row>
          <table:table-cell table:style-name="Tabel1.A2" office:value-type="string">
            <text:p text:style-name="P1">5 / 2</text:p>
          </table:table-cell>
          <table:table-cell table:style-name="Tabel1.A2" office:value-type="string">
            <text:p text:style-name="Table_20_Contents">2,5</text:p>
          </table:table-cell>
          <table:table-cell table:style-name="Tabel1.C2" office:value-type="string">
            <text:p text:style-name="Table_20_Contents">Float</text:p>
          </table:table-cell>
        </table:table-row>
        <table:table-row>
          <table:table-cell table:style-name="Tabel1.A2" office:value-type="string">
            <text:p text:style-name="P1">5 // 2</text:p>
          </table:table-cell>
          <table:table-cell table:style-name="Tabel1.A2" office:value-type="string">
            <text:p text:style-name="Table_20_Contents">2</text:p>
          </table:table-cell>
          <table:table-cell table:style-name="Tabel1.C2" office:value-type="string">
            <text:p text:style-name="Table_20_Contents">Int</text:p>
          </table:table-cell>
        </table:table-row>
        <table:table-row>
          <table:table-cell table:style-name="Tabel1.A2" office:value-type="string">
            <text:p text:style-name="P1">[5, 2, 1]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P15">list</text:p>
          </table:table-cell>
        </table:table-row>
        <table:table-row>
          <table:table-cell table:style-name="Tabel1.A2" office:value-type="string">
            <text:p text:style-name="P1">5 in [1, 4, 6]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</table:table>
      <text:p text:style-name="P3"/>
      <text:p text:style-name="P3"/>
      <text:p text:style-name="P3">Practice exercise 1_2</text:p>
      <text:p text:style-name="P3"/>
      <text:p text:style-name="P4">a. &gt;&gt;&gt; Sup = <text:s/>'Supercalifragilisticexpialidocious'</text:p>
      <text:p text:style-name="P4">&gt;&gt;&gt; len(Sup)</text:p>
      <text:p text:style-name="P4">34</text:p>
      <text:p text:style-name="P4"/>
      <text:p text:style-name="P4">b. ‘ice’ in Sup</text:p>
      <text:p text:style-name="P4">True</text:p>
      <text:p text:style-name="P4"/>
      <text:p text:style-name="P4">c. &gt;&gt;&gt; len('Antidisestablishmentarianism')</text:p>
      <text:p text:style-name="P4">28</text:p>
      <text:p text:style-name="P4">&gt;&gt;&gt; </text:p>
      <text:p text:style-name="P4">27</text:p>
      <text:p text:style-name="P4">True</text:p>
      <text:p text:style-name="P4"/>
      <text:p text:style-name="P6">d. <text:span text:style-name="T3">&gt;&gt;&gt; lst = [ 'Berlioz', 'Borodin', 'Brian',</text:span></text:p>
      <text:p text:style-name="P7">... 'Bartok', 'Bellini', 'Buxtehude', 'Bernstein']</text:p>
      <text:p text:style-name="P7">&gt;&gt;&gt; sorted(lst)</text:p>
      <text:p text:style-name="P7">['Bartok', 'Bellini', 'Berlioz', 'Bernstein', 'Borodin', 'Brian', 'Buxtehude']</text:p>
      <text:p text:style-name="P5"/>
      <text:p text:style-name="P14">Practice exercise 1_3</text:p>
      <text:p text:style-name="P5"/>
      <text:p text:style-name="P7">1. <text:tab/>a = 7</text:p>
      <text:p text:style-name="P7"><text:tab/>b = 8</text:p>
      <text:p text:style-name="P8">2.<text:tab/><text:span text:style-name="T4">c = (a + b) / 2</text:span></text:p>
      <text:p text:style-name="P9">3.<text:tab/>inventaris = <text:s/>[‘papier’, ‘nietjes’,’pennen’]</text:p>
      <text:p text:style-name="P9">4.<text:tab/>voornaam = <text:s/>Stijn</text:p>
      <text:p text:style-name="P9"><text:tab/>achternaam = Fenijn</text:p>
      <text:p text:style-name="P9">5.<text:tab/>mijnnaam = voornaam, achternaam</text:p>
      <text:p text:style-name="P9"/>
      <text:p text:style-name="P9"><text:soft-page-break/>Practice exercise 1_4</text:p>
      <text:p text:style-name="P9"/>
      <text:p text:style-name="P9">1.<text:tab/>6.75 &gt; a</text:p>
      <text:p text:style-name="P9"><text:tab/>6.75 &lt; b</text:p>
      <text:p text:style-name="P9">2.<text:tab/><text:span text:style-name="T5">inventaris * 5 &gt; mijnnaam</text:span></text:p>
      <text:p text:style-name="P10">3.<text:tab/><text:span text:style-name="T6">len(inventaris) == 0</text:span></text:p>
      <text:p text:style-name="P10"><text:tab/><text:span text:style-name="T6">len(inventaris) &gt; 10</text:span></text:p>
      <text:p text:style-name="P10"/>
      <text:p text:style-name="P11">Practice exercise 1_5</text:p>
      <text:p text:style-name="P11"/>
      <text:p text:style-name="P11">1.<text:tab/>favorieten = [‘adamo’]</text:p>
      <text:p text:style-name="P11">2.<text:tab/>favorieten.<text:span text:style-name="T7">append(</text:span>’aeroplane’<text:span text:style-name="T7">)</text:span></text:p>
      <text:p text:style-name="P11">3.<text:tab/>favorieten[1] <text:span text:style-name="T7">= ‘Alice on the roof’</text:span></text:p>
      <text:p text:style-name="P11"/>
      <text:p text:style-name="P12">Practice exercise 1_6</text:p>
      <text:p text:style-name="P12"/>
      <text:p text:style-name="P12"><text:tab/>lst = [3, 7, -2, 12]</text:p>
      <text:p text:style-name="P12"><text:tab/>min(list) = laag</text:p>
      <text:p text:style-name="P12"><text:tab/>max(list) = hoog</text:p>
      <text:p text:style-name="P13"><text:tab/><text:span text:style-name="T8">bereik = </text:span>hoog – laag</text:p>
      <text:p text:style-name="P12"/>
      <text:p text:style-name="P12"/>
      <text:p text:style-name="P12"/>
      <text:p text:style-name="P12"/>
      <text:p text:style-name="P8"><text:tab/></text:p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8:02:04.161000000</meta:creation-date>
    <dc:date>2017-09-05T16:36:04.656000000</dc:date>
    <meta:editing-duration>PT2H40M16S</meta:editing-duration>
    <meta:editing-cycles>5</meta:editing-cycles>
    <meta:generator>LibreOffice/5.3.6.1$Windows_x86 LibreOffice_project/686f202eff87ef707079aeb7f485847613344eb7</meta:generator>
    <meta:document-statistic meta:table-count="1" meta:image-count="0" meta:object-count="0" meta:page-count="2" meta:paragraph-count="75" meta:word-count="197" meta:character-count="1033" meta:non-whitespace-character-count="895"/>
  </office:meta>
</office:document-meta>
</file>